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/>
    <style:style style:name="ce5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101" office:value-type="string" calcext:value-type="string">
            <text:p>Rt</text:p>
          </table:table-cell>
          <table:table-cell table:style-name="ce101" office:value-type="float" office:value="2.2" calcext:value-type="float">
            <text:p>2,2</text:p>
          </table:table-cell>
          <table:table-cell table:style-name="ce57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100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100" office:value-type="string" calcext:value-type="string">
            <text:p>Ct</text:p>
          </table:table-cell>
          <table:table-cell table:style-name="ce90" office:value-type="float" office:value="2.2" calcext:value-type="float">
            <text:p>2,2</text:p>
          </table:table-cell>
          <table:table-cell table:style-name="ce103" office:value-type="string" calcext:value-type="string">
            <text:p>nF</text:p>
          </table:table-cell>
          <table:table-cell table:style-name="ce90" office:value-type="string" calcext:value-type="string">
            <text:p>Freq calc</text:p>
          </table:table-cell>
          <table:table-cell table:style-name="ce90" table:formula="of:=ROUND(1/(([.B3]/1000000000)*(0.7*[.B1]*1000+3*[.B2]))/1000/2)" office:value-type="float" office:value="142" calcext:value-type="float">
            <text:p>142</text:p>
          </table:table-cell>
          <table:table-cell table:style-name="ce9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101" office:value-type="string" calcext:value-type="string">
            <text:p>Freq actual</text:p>
          </table:table-cell>
          <table:table-cell table:style-name="ce101" office:value-type="float" office:value="110" calcext:value-type="float">
            <text:p>110</text:p>
          </table:table-cell>
          <table:table-cell table:style-name="ce103" office:value-type="string" calcext:value-type="string">
            <text:p>Khz</text:p>
          </table:table-cell>
          <table:table-cell table:number-columns-repeated="8"/>
        </table:table-row>
        <table:table-row table:style-name="ro1">
          <table:table-cell table:style-name="ce97" office:value-type="string" calcext:value-type="string">
            <text:p>Tdeadtime</text:p>
          </table:table-cell>
          <table:table-cell table:style-name="ce97" table:formula="of:=ROUND(1/([.B4]*1000)*5%*1000000000;2)" office:value-type="float" office:value="454.55" calcext:value-type="float">
            <text:p>454,55</text:p>
          </table:table-cell>
          <table:table-cell table:style-name="ce99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8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8]/100)" office:value-type="float" office:value="909" calcext:value-type="float">
            <text:p>909</text:p>
          </table:table-cell>
          <table:table-cell table:style-name="ce99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5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5]*[.B14]*[Input.K16]/[.B13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7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20]*[.B19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>
            <text:p>C23/C24</text:p>
          </table:table-cell>
          <table:table-cell table:style-name="ce96" table:formula="of:=ROUND([Input.E8]/(8*[.B25]*[.B4]*1000*[.B26])*1000000;3)" office:value-type="float" office:value="0.107" calcext:value-type="float">
            <text:p>0,107</text:p>
          </table:table-cell>
          <table:table-cell table:style-name="ce96" office:value-type="string" calcext:value-type="string">
            <text:p>uF</text:p>
          </table:table-cell>
          <table:table-cell table:style-name="ce98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95" office:value-type="string" calcext:value-type="string">
            <text:p>C esr max</text:p>
          </table:table-cell>
          <table:table-cell table:style-name="ce97" table:formula="of:=[.B26]/[.B19]" office:value-type="float" office:value="4" calcext:value-type="float">
            <text:p>4</text:p>
          </table:table-cell>
          <table:table-cell table:style-name="ce73" office:value-type="string" calcext:value-type="string">
            <text:p>Ω</text:p>
          </table:table-cell>
          <table:table-cell table:style-name="ce99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Lf</text:p>
          </table:table-cell>
          <table:table-cell table:style-name="ce116" office:value-type="float" office:value="14.7" calcext:value-type="float">
            <text:p>14,7</text:p>
          </table:table-cell>
          <table:table-cell table:style-name="ce116" office:value-type="string" calcext:value-type="string">
            <text:p>uH</text:p>
          </table:table-cell>
          <table:table-cell table:style-name="ce116" office:value-type="string" calcext:value-type="string">
            <text:p>from calculator</text:p>
          </table:table-cell>
          <table:table-cell table:style-name="ce116" table:number-columns-repeated="3"/>
          <table:table-cell table:style-name="ce119"/>
          <table:table-cell table:number-columns-repeated="3"/>
        </table:table-row>
        <table:table-row table:style-name="ro1">
          <table:table-cell table:style-name="ce59" office:value-type="string" calcext:value-type="string">
            <text:p>ΔVСout_disch</text:p>
          </table:table-cell>
          <table:table-cell table:style-name="ce60" office:value-type="percentage" office:value="0.005" calcext:value-type="percentage">
            <text:p>0,50%</text:p>
          </table:table-cell>
          <table:table-cell table:style-name="ce90" table:formula="of:=[Input.C8]*[.B32]" office:value-type="float" office:value="0.025" calcext:value-type="float">
            <text:p>0,025</text:p>
          </table:table-cell>
          <table:table-cell table:style-name="ce90" office:value-type="string" calcext:value-type="string">
            <text:p>V</text:p>
          </table:table-cell>
          <table:table-cell table:number-columns-repeated="3"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Cout</text:p>
          </table:table-cell>
          <table:table-cell table:style-name="ce90" table:formula="of:=ROUND([Input.C8]/([.C32]*[.B31]/1000000)*1/(32*[.B4]*1000*[.B4]*1000)*(1-2*[.B33])*1000000;3)" office:value-type="float" office:value="34.435" calcext:value-type="float">
            <text:p>34,435</text:p>
          </table:table-cell>
          <table:table-cell table:style-name="ce90" office:value-type="string" calcext:value-type="string">
            <text:p>…</text:p>
          </table:table-cell>
          <table:table-cell table:style-name="ce90" table:formula="of:=ROUND([Input.C8]/([.C32]*[.B31]/1000000)*1/(32*[.B4]*1000*[.B4]*1000)*(1-2*[.D33])*1000000;3)" office:value-type="float" office:value="0.703" calcext:value-type="float">
            <text:p>0,703</text:p>
          </table:table-cell>
          <table:table-cell table:style-name="ce90" office:value-type="string" calcext:value-type="string">
            <text:p>uF</text:p>
          </table:table-cell>
          <table:table-cell table:style-name="ce90" office:value-type="string" calcext:value-type="string">
            <text:p>use</text:p>
          </table:table-cell>
          <table:table-cell table:style-name="ce90" office:value-type="float" office:value="2200" calcext:value-type="float">
            <text:p>2200</text:p>
          </table:table-cell>
          <table:table-cell table:style-name="ce103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ut ESR</text:p>
          </table:table-cell>
          <table:table-cell table:style-name="ce97" table:formula="of:=[.C32]/[Input.E8]" office:value-type="float" office:value="0.00166666666666667" calcext:value-type="float">
            <text:p>0,00166666666666667</text:p>
          </table:table-cell>
          <table:table-cell table:style-name="ce73" office:value-type="string" calcext:value-type="string">
            <text:p>Ω</text:p>
          </table:table-cell>
          <table:table-cell table:style-name="ce97" office:value-type="string" calcext:value-type="string">
            <text:p>????</text:p>
          </table:table-cell>
          <table:table-cell table:style-name="ce65" table:number-columns-repeated="3"/>
          <table:table-cell table:style-name="ce125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span text:style-name="T2"><text:a xlink:href="https://radiohlam.ru/snubber/" xlink:type="simple">https://radiohlam.ru/snubber/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na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/>
          <table:table-cell office:value-type="string" calcext:value-type="string">
            <text:p>Calc#1</text:p>
          </table:table-cell>
          <table:table-cell table:number-columns-repeated="2"/>
          <table:table-cell office:value-type="string" calcext:value-type="string">
            <text:p>Calc#2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Coss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string" calcext:value-type="string">
            <text:p>pF</text:p>
          </table:table-cell>
          <table:table-cell table:style-name="ce116" table:formula="of:=[.B42]/1000000000000" office:value-type="float" office:value="0.00000000021" calcext:value-type="float">
            <text:p>2,1E-10</text:p>
          </table:table-cell>
          <table:table-cell table:style-name="ce116" office:value-type="string" calcext:value-type="string">
            <text:p>F</text:p>
          </table:table-cell>
          <table:table-cell table:style-name="ce119"/>
          <table:table-cell table:style-name="ce106"/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style-name="ce121" office:value-type="string" calcext:value-type="string">
            <text:p>L</text:p>
          </table:table-cell>
          <table:table-cell table:formula="of:=1/(4*PI()*PI()*([.B41]*1000)*([.B41]*1000)*[.D42])" office:value-type="float" office:value="0.0000301551141792672" calcext:value-type="float">
            <text:p>3,01551141792672E-05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124"/>
          <table:table-cell table:style-name="ce70" office:value-type="string" calcext:value-type="string">
            <text:p>Ton</text:p>
          </table:table-cell>
          <table:table-cell table:style-name="ce93" table:formula="of:=1/[.B4]/1000/2" office:value-type="float" office:value="0.00000454545454545455" calcext:value-type="float">
            <text:p>4,54545454545455E-06</text:p>
          </table:table-cell>
          <table:table-cell table:style-name="ce71"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Rsn</text:p>
          </table:table-cell>
          <table:table-cell table:style-name="ce90" table:formula="of:=SQRT([.B43]/[.D42])" office:value-type="float" office:value="378.940340694989" calcext:value-type="float">
            <text:p>378,940340694989</text:p>
          </table:table-cell>
          <table:table-cell table:style-name="ce120" office:value-type="string" calcext:value-type="string">
            <text:p>Ω</text:p>
          </table:table-cell>
          <table:table-cell office:value-type="string" calcext:value-type="string">
            <text:p>Use:</text:p>
          </table:table-cell>
          <table:table-cell table:style-name="ce90" office:value-type="float" office:value="360" calcext:value-type="float">
            <text:p>360</text:p>
          </table:table-cell>
          <table:table-cell table:style-name="ce57" office:value-type="string" calcext:value-type="string">
            <text:p>Ω</text:p>
          </table:table-cell>
          <table:table-cell table:style-name="ce121" office:value-type="string" calcext:value-type="string">
            <text:p>Tau</text:p>
          </table:table-cell>
          <table:table-cell table:formula="of:=[.H43]/3" office:value-type="float" office:value="0.00000151515151515152" calcext:value-type="float">
            <text:p>1,51515151515152E-06</text:p>
          </table:table-cell>
          <table:table-cell table:style-name="ce124"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Csn</text:p>
          </table:table-cell>
          <table:table-cell table:style-name="ce90" table:formula="of:=(3/([.E44]*[.B41]*1000))" office:value-type="float" office:value="0.00000000416666666667" calcext:value-type="float">
            <text:p>4,16666666666667E-09</text:p>
          </table:table-cell>
          <table:table-cell table:style-name="ce90" office:value-type="string" calcext:value-type="string">
            <text:p>F</text:p>
          </table:table-cell>
          <table:table-cell office:value-type="string" calcext:value-type="string">
            <text:p>Use:</text:p>
          </table:table-cell>
          <table:table-cell table:style-name="ce90" table:formula="of:=ROUND([.B45]*1000000000)" office:value-type="float" office:value="4" calcext:value-type="float">
            <text:p>4</text:p>
          </table:table-cell>
          <table:table-cell table:style-name="ce103" office:value-type="string" calcext:value-type="string">
            <text:p>nF</text:p>
          </table:table-cell>
          <table:table-cell table:style-name="ce100" office:value-type="string" calcext:value-type="string">
            <text:p>Rsn</text:p>
          </table:table-cell>
          <table:table-cell table:style-name="ce90" office:value-type="float" office:value="450" calcext:value-type="float">
            <text:p>450</text:p>
          </table:table-cell>
          <table:table-cell table:style-name="ce5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Psn</text:p>
          </table:table-cell>
          <table:table-cell table:style-name="ce97" table:formula="of:=1/2*[.B45]*[Input.C3]*[Input.C3]*[.B4]*1000" office:value-type="float" office:value="36.6666666666667" calcext:value-type="float">
            <text:p>36,6666666666667</text:p>
          </table:table-cell>
          <table:table-cell table:style-name="ce65" office:value-type="string" calcext:value-type="string">
            <text:p>W</text:p>
          </table:table-cell>
          <table:table-cell table:style-name="ce69" office:value-type="string" calcext:value-type="string">
            <text:p>????</text:p>
          </table:table-cell>
          <table:table-cell table:style-name="ce65"/>
          <table:table-cell table:style-name="ce125"/>
          <table:table-cell table:style-name="ce95" office:value-type="string" calcext:value-type="string">
            <text:p>Csn</text:p>
          </table:table-cell>
          <table:table-cell table:style-name="ce97" table:formula="of:=ROUND([.H44]/[.H45]*1000000000;2)" office:value-type="float" office:value="3.37" calcext:value-type="float">
            <text:p>3,37</text:p>
          </table:table-cell>
          <table:table-cell table:style-name="ce99" office:value-type="string" calcext:value-type="string">
            <text:p>nF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50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51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3">K</text:span><text:span text:style-name="T4">Ω</text:span>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51] * [.B49] / ([.B48] - [.D50] * [.B51] - [.B49])" office:value-type="float" office:value="3262.00417536534" calcext:value-type="float">
            <text:p>3262,004175365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3">K</text:span><text:span text:style-name="T4">Ω</text:span></text:p>
          </table:table-cell>
          <table:table-cell office:value-type="string" calcext:value-type="string">
            <text:p>-&gt;</text:p>
          </table:table-cell>
          <table:table-cell table:style-name="ce90" table:formula="of:=[.B49] * (1 + [.D51]/[.D52]) + [.D50] * [.D51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5"/>
          <table:table-cell table:style-name="ce94" office:value-type="string" calcext:value-type="string">
            <text:p>Upside NMOS Gate Capacitor</text:p>
          </table:table-cell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number-columns-repeated="6"/>
          <table:table-cell table:style-name="ce121"/>
          <table:table-cell/>
          <table:table-cell table:style-name="ce124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56:.B58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2"/>
          <table:table-cell table:style-name="ce121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1" office:value-type="string" calcext:value-type="string">
            <text:p>Thon</text:p>
          </table:table-cell>
          <table:table-cell table:formula="of:=[.B20]" office:value-type="float" office:value="0.55" calcext:value-type="float">
            <text:p>0,55</text:p>
          </table:table-cell>
          <table:table-cell table:style-name="ce124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/>
          <table:table-cell table:style-name="ce121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/>
          <table:table-cell table:style-name="ce121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21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/>
          <table:table-cell table:style-name="ce95" office:value-type="string" calcext:value-type="string">
            <text:p>C <text:s/>min</text:p>
          </table:table-cell>
          <table:table-cell table:style-name="ce97" table:formula="of:=(([.H56]+[.H57])/1000000000 + ([.H58]+[.H59])/1000000*[.H60]/1000000000/([$'Standby supply'.B1]-[.H61]-[.H62]))*1000000" office:value-type="float" office:value="0.1120000187" calcext:value-type="float">
            <text:p>0,1120000187</text:p>
          </table:table-cell>
          <table:table-cell table:style-name="ce99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style-name="ce121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0" office:value-type="string" calcext:value-type="string">
            <text:p>Ton_nmos</text:p>
          </table:table-cell>
          <table:table-cell table:style-name="ce90" table:formula="of:=ROUND([.B62]/[.B63])" office:value-type="float" office:value="368" calcext:value-type="float">
            <text:p>368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0" office:value-type="string" calcext:value-type="string">
            <text:p>Toff_nmos</text:p>
          </table:table-cell>
          <table:table-cell table:style-name="ce90" table:formula="of:=ROUND([.B62]/[.B64])" office:value-type="float" office:value="184" calcext:value-type="float">
            <text:p>184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1" office:value-type="string" calcext:value-type="string">
            <text:p>Ton_pdelay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string" calcext:value-type="string">
            <text:p>nS</text:p>
          </table:table-cell>
          <table:table-cell table:style-name="ce101"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ff_pdelay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n_rt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ff_ft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90" table:formula="of:=ROUND([.B5])" office:value-type="float" office:value="455" calcext:value-type="float">
            <text:p>455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number-columns-repeated="4"/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90" table:formula="of:=[.B66]+[.B68]+[.B70]" office:value-type="float" office:value="329" calcext:value-type="float">
            <text:p>329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90" table:formula="of:=[.B71]+[.B69]+[.B67]+[.B65]" office:value-type="float" office:value="1028" calcext:value-type="float">
            <text:p>1028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24"/>
          <table:table-cell table:number-columns-repeated="6"/>
        </table:table-row>
        <table:table-row table:style-name="ro1">
          <table:table-cell table:style-name="ce97" office:value-type="string" calcext:value-type="string">
            <text:p>ACTUAL DT</text:p>
          </table:table-cell>
          <table:table-cell table:style-name="ce97" table:formula="of:=[.B75]-[.B73]" office:value-type="float" office:value="699" calcext:value-type="float">
            <text:p>699</text:p>
          </table:table-cell>
          <table:table-cell table:style-name="ce97" office:value-type="string" calcext:value-type="string">
            <text:p>nS</text:p>
          </table:table-cell>
          <table:table-cell table:style-name="ce65"/>
          <table:table-cell table:style-name="ce125"/>
          <table:table-cell table:number-columns-repeated="6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3">K</text:span><text:span text:style-name="T4">Ω</text:span>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3">K</text:span><text:span text:style-name="T4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3">K</text:span><text:span text:style-name="T4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33.5249042145594" calcext:value-type="float">
            <text:p>33,5249042145594</text:p>
          </table:table-cell>
          <table:table-cell table:style-name="ce92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3">m</text:span><text:span text:style-name="T4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39] * 1000000)" office:value-type="float" office:value="10" calcext:value-type="float">
            <text:p>1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39] * 1000000)" office:value-type="float" office:value="35" calcext:value-type="float">
            <text:p>3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39] * 1000000)" office:value-type="float" office:value="33" calcext:value-type="float">
            <text:p>33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39] * 1000000)" office:value-type="float" office:value="24" calcext:value-type="float">
            <text:p>24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41]*1000000;1)" office:value-type="float" office:value="0.2" calcext:value-type="float">
            <text:p>0,2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1]*1000000;1)" office:value-type="float" office:value="0.5" calcext:value-type="float">
            <text:p>0,5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1]*1000000;1)" office:value-type="float" office:value="0.6" calcext:value-type="float">
            <text:p>0,6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1]*1000000;1)" office:value-type="float" office:value="0.8" calcext:value-type="float">
            <text:p>0,8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47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8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2"/>
          <table:table-cell table:style-name="ce133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13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63"/>
          <table:table-cell table:number-columns-repeated="3"/>
        </table:table-row>
        <table:table-row table:style-name="ro1">
          <table:table-cell table:style-name="ce101"/>
          <table:table-cell table:style-name="ce133" table:number-columns-repeated="2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33"/>
          <table:table-cell/>
          <table:table-cell table:style-name="ce133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01"/>
          <table:table-cell table:style-name="ce90"/>
          <table:table-cell table:style-name="ce126"/>
          <table:table-cell table:number-columns-repeated="9"/>
        </table:table-row>
        <table:table-row table:style-name="ro1" table:number-rows-repeated="2">
          <table:table-cell table:style-name="ce133"/>
          <table:table-cell/>
          <table:table-cell table:style-name="ce133"/>
          <table:table-cell table:number-columns-repeated="9"/>
        </table:table-row>
        <table:table-row table:style-name="ro1">
          <table:table-cell table:style-name="ce101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5" calcext:value-type="float">
            <text:p>5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1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101" office:value-type="string" calcext:value-type="string">
            <text:p>Freq</text:p>
          </table:table-cell>
          <table:table-cell table:style-name="ce101" table:formula="of:=ROUND(1/(([.B3]/1000000000)*(0.7*[.B1]*1000+3*[.B2]))/1000)" office:value-type="float" office:value="140" calcext:value-type="float">
            <text:p>140</text:p>
          </table:table-cell>
          <table:table-cell table:style-name="ce103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T deadtime</text:p>
          </table:table-cell>
          <table:table-cell table:style-name="ce97" table:formula="of:=ROUND(1/([.B4]*1000)*5%*1000000000;2)" office:value-type="float" office:value="357.14" calcext:value-type="float">
            <text:p>357,14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8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5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5]*[.B14]*[Input.K16]/[.B13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20]*[.B19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3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3]*[.B22]*[Input.K16]/[.B21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28]*[.B4]*1000*[.B29])*1000000;3)" office:value-type="float" office:value="0.558" calcext:value-type="float">
            <text:p>0,558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3">K</text:span><text:span text:style-name="T4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34]*1000*[.B33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style-name="ce58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35]/1000000000000*[Input.C3]*[Input.C3]/4*[.B4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3">K</text:span><text:span text:style-name="T4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41] / ([Input.C9] * (1 + [.B40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3">K</text:span><text:span text:style-name="T4">Ω</text:span></text:p>
          </table:table-cell>
          <table:table-cell office:value-type="string" calcext:value-type="string">
            <text:p>V_R71</text:p>
          </table:table-cell>
          <table:table-cell table:formula="of:=ROUND([Input.C9] * [.B42] / ([.B41]+[.B4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42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47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48]/100)/([Input.E9] * [.B47] * [.B46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*[.B4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49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n_nmos</text:p>
          </table:table-cell>
          <table:table-cell table:style-name="ce90" table:formula="of:=ROUND([.B52]/[.B53])" office:value-type="float" office:value="368" calcext:value-type="float">
            <text:p>368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ff_nmos</text:p>
          </table:table-cell>
          <table:table-cell table:style-name="ce90" table:formula="of:=ROUND([.B52]/[.B54])" office:value-type="float" office:value="184" calcext:value-type="float">
            <text:p>184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1" office:value-type="string" calcext:value-type="string">
            <text:p>Ton_pdelay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string" calcext:value-type="string">
            <text:p>nS</text:p>
          </table:table-cell>
          <table:table-cell table:style-name="ce101"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ff_pdelay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n_rt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ff_ft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90" table:formula="of:=ROUND([.B5])" office:value-type="float" office:value="357" calcext:value-type="float">
            <text:p>35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number-columns-repeated="4"/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90" table:formula="of:=[.B56]+[.B58]+[.B60]" office:value-type="float" office:value="329" calcext:value-type="float">
            <text:p>329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90" table:formula="of:=[.B61]+[.B59]+[.B57]+[.B55]" office:value-type="float" office:value="930" calcext:value-type="float">
            <text:p>930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24"/>
          <table:table-cell table:number-columns-repeated="4"/>
        </table:table-row>
        <table:table-row table:style-name="ro1">
          <table:table-cell table:style-name="ce97" office:value-type="string" calcext:value-type="string">
            <text:p>ACTUAL DT</text:p>
          </table:table-cell>
          <table:table-cell table:style-name="ce97" table:formula="of:=[.B65]-[.B63]" office:value-type="float" office:value="601" calcext:value-type="float">
            <text:p>601</text:p>
          </table:table-cell>
          <table:table-cell table:style-name="ce97" office:value-type="string" calcext:value-type="string">
            <text:p>nS</text:p>
          </table:table-cell>
          <table:table-cell table:style-name="ce65"/>
          <table:table-cell table:style-name="ce1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3-06T14:35:10.255432647</dc:date>
    <meta:editing-duration>P2DT22H47M58S</meta:editing-duration>
    <meta:editing-cycles>395</meta:editing-cycles>
    <meta:generator>LibreOffice/7.3.7.2$Linux_X86_64 LibreOffice_project/30$Build-2</meta:generator>
    <meta:document-statistic meta:table-count="7" meta:cell-count="1043" meta:object-count="0"/>
  </office:meta>
</office:document-meta>
</file>